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a971" officeooo:paragraph-rsid="0015a9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ENU SU DITE CCFCWEB</text:p>
      <text:p text:style-name="P1"/>
      <text:p text:style-name="P1">PAGE : ACCEU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13:50:57.853168716</meta:creation-date>
    <dc:date>2016-12-21T13:51:52.072411935</dc:date>
    <meta:editing-duration>PT1M1S</meta:editing-duration>
    <meta:editing-cycles>1</meta:editing-cycles>
    <meta:document-statistic meta:table-count="0" meta:image-count="0" meta:object-count="0" meta:page-count="1" meta:paragraph-count="2" meta:word-count="7" meta:character-count="37" meta:non-whitespace-character-count="32"/>
    <meta:generator>LibreOffice/5.2.2.2$Linux_X86_64 LibreOffice_project/20m0$Build-2</meta:generator>
  </office:meta>
</office:document-meta>
</file>